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  <style:text-properties fo:language="fr" fo:country="FR"/>
    </style:style>
    <style:style style:name="P2" style:parent-style-name="Sous-titre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T8" style:parent-style-name="Policepardéfaut" style:family="text">
      <style:text-properties fo:background-color="#FFFF00" fo:language="fr" fo:country="FR"/>
    </style:style>
    <style:style style:name="T9" style:parent-style-name="Policepardéfaut" style:family="text">
      <style:text-properties fo:language="fr" fo:country="FR"/>
    </style:style>
    <style:style style:name="P10" style:parent-style-name="Normal" style:family="paragraph">
      <style:text-properties fo:language="fr" fo:country="FR"/>
    </style:style>
    <style:style style:name="P11" style:parent-style-name="Normal" style:family="paragraph">
      <style:text-properties fo:background-color="#FFFF00" fo:language="fr" fo:country="FR"/>
    </style:style>
    <style:style style:name="P12" style:parent-style-name="Normal" style:family="paragraph">
      <style:text-properties fo:background-color="#FFFF00" fo:language="fr" fo:country="FR"/>
    </style:style>
    <style:style style:name="T13" style:parent-style-name="Policepardéfaut" style:family="text">
      <style:text-properties fo:background-color="#FFFF00" fo:language="fr" fo:country="FR"/>
    </style:style>
    <style:style style:name="P14" style:parent-style-name="Normal" style:family="paragraph">
      <style:text-properties fo:language="fr" fo:country="FR"/>
    </style:style>
    <style:style style:name="P15" style:parent-style-name="Normal" style:family="paragraph">
      <style:text-properties fo:language="fr" fo:country="FR"/>
    </style:style>
    <style:style style:name="T16" style:parent-style-name="Policepardéfaut" style:family="text">
      <style:text-properties fo:background-color="#FFFF00" fo:language="fr" fo:country="FR"/>
    </style:style>
    <style:style style:name="P17" style:parent-style-name="Normal" style:family="paragraph">
      <style:text-properties fo:language="fr" fo:country="FR"/>
    </style:style>
    <style:style style:name="T18" style:parent-style-name="Policepardéfaut" style:family="text">
      <style:text-properties fo:background-color="#FFFF00" fo:language="fr" fo:country="FR"/>
    </style:style>
    <style:style style:name="T19" style:parent-style-name="Policepardéfaut" style:family="text">
      <style:text-properties fo:language="fr" fo:country="FR"/>
    </style:style>
    <style:style style:name="P20" style:parent-style-name="Normal" style:family="paragraph">
      <style:text-properties fo:language="fr" fo:country="FR"/>
    </style:style>
    <style:style style:name="P21" style:parent-style-name="Normal" style:family="paragraph">
      <style:text-properties fo:background-color="#FFFF00" fo:language="fr" fo:country="FR"/>
    </style:style>
    <style:style style:name="T22" style:parent-style-name="Policepardéfaut" style:family="text">
      <style:text-properties fo:background-color="#FFFF00" fo:language="fr" fo:country="FR"/>
    </style:style>
    <style:style style:name="T23" style:parent-style-name="Policepardéfaut" style:family="text">
      <style:text-properties fo:language="fr" fo:country="FR"/>
    </style:style>
    <style:style style:name="P24" style:parent-style-name="Normal" style:family="paragraph">
      <style:text-properties fo:language="fr" fo:country="FR"/>
    </style:style>
    <style:style style:name="P25" style:parent-style-name="Normal" style:family="paragraph">
      <style:text-properties fo:background-color="#FFFF00" fo:language="fr" fo:country="FR"/>
    </style:style>
    <style:style style:name="T26" style:parent-style-name="Policepardéfaut" style:family="text">
      <style:text-properties fo:background-color="#00FF00" fo:language="fr" fo:country="FR"/>
    </style:style>
    <style:style style:name="P27" style:parent-style-name="Normal" style:family="paragraph">
      <style:text-properties fo:language="fr" fo:country="FR"/>
    </style:style>
    <style:style style:name="T28" style:parent-style-name="Policepardéfaut" style:family="text">
      <style:text-properties fo:background-color="#FFFF00" fo:language="fr" fo:country="FR"/>
    </style:style>
    <style:style style:name="T29" style:parent-style-name="Policepardéfaut" style:family="text">
      <style:text-properties fo:language="fr" fo:country="FR"/>
    </style:style>
    <style:style style:name="P30" style:parent-style-name="Normal" style:family="paragraph">
      <style:text-properties fo:language="fr" fo:country="FR"/>
    </style:style>
    <style:style style:name="P31" style:parent-style-name="Normal" style:family="paragraph">
      <style:text-properties fo:background-color="#FFFF00" fo:language="fr" fo:country="FR"/>
    </style:style>
    <style:style style:name="T32" style:parent-style-name="Policepardéfaut" style:family="text">
      <style:text-properties fo:background-color="#00FF00" fo:language="fr" fo:country="FR"/>
    </style:style>
    <style:style style:name="P33" style:parent-style-name="Normal" style:family="paragraph">
      <style:text-properties fo:language="fr" fo:country="FR"/>
    </style:style>
    <style:style style:name="T34" style:parent-style-name="Policepardéfaut" style:family="text">
      <style:text-properties fo:background-color="#FFFF00" fo:language="fr" fo:country="FR"/>
    </style:style>
    <style:style style:name="T35" style:parent-style-name="Policepardéfaut" style:family="text">
      <style:text-properties fo:language="fr" fo:country="FR"/>
    </style:style>
    <style:style style:name="P36" style:parent-style-name="Normal" style:family="paragraph">
      <style:text-properties fo:language="fr" fo:country="FR"/>
    </style:style>
    <style:style style:name="P37" style:parent-style-name="Normal" style:family="paragraph">
      <style:text-properties fo:background-color="#FFFF00" fo:language="fr" fo:country="FR"/>
    </style:style>
    <style:style style:name="T38" style:parent-style-name="Policepardéfaut" style:family="text">
      <style:text-properties fo:background-color="#00FF00" fo:language="fr" fo:country="FR"/>
    </style:style>
    <style:style style:name="P39" style:parent-style-name="Normal" style:family="paragraph">
      <style:text-properties fo:language="fr" fo:country="FR"/>
    </style:style>
    <style:style style:name="T40" style:parent-style-name="Policepardéfaut" style:family="text">
      <style:text-properties fo:background-color="#FFFF00" fo:language="fr" fo:country="FR"/>
    </style:style>
    <style:style style:name="T41" style:parent-style-name="Policepardéfaut" style:family="text">
      <style:text-properties fo:language="fr" fo:country="FR"/>
    </style:style>
    <style:style style:name="P42" style:parent-style-name="Normal" style:family="paragraph">
      <style:text-properties fo:language="fr" fo:country="FR"/>
    </style:style>
    <style:style style:name="P43" style:parent-style-name="Normal" style:family="paragraph">
      <style:text-properties fo:background-color="#FFFF00" fo:language="fr" fo:country="FR"/>
    </style:style>
    <style:style style:name="T44" style:parent-style-name="Policepardéfaut" style:family="text">
      <style:text-properties fo:background-color="#FFFF00" fo:language="fr" fo:country="FR"/>
    </style:style>
    <style:style style:name="P45" style:parent-style-name="Normal" style:family="paragraph">
      <style:text-properties fo:language="fr" fo:country="FR"/>
    </style:style>
    <style:style style:name="P46" style:parent-style-name="Normal" style:family="paragraph">
      <style:text-properties fo:language="fr" fo:country="FR"/>
    </style:style>
    <style:style style:name="P47" style:parent-style-name="Normal" style:family="paragraph">
      <style:text-properties fo:language="fr" fo:country="FR"/>
    </style:style>
    <style:style style:name="T48" style:parent-style-name="Policepardéfaut" style:family="text">
      <style:text-properties fo:background-color="#FFFF00" fo:language="fr" fo:country="FR"/>
    </style:style>
    <style:style style:name="P49" style:parent-style-name="Normal" style:family="paragraph">
      <style:text-properties fo:language="fr" fo:country="FR"/>
    </style:style>
  </office:automatic-styles>
  <office:body>
    <office:text text:use-soft-page-breaks="true">
      <text:h text:style-name="P1" text:outline-level="1">Affiche Sudoku :<text:s/></text:h>
      <text:p text:style-name="P2">Fait pour la mise en forme dans la charte Graphique</text:p>
      <text:p text:style-name="P3"/>
      <text:p text:style-name="P4">Ce qu’est un Sudoku<text:s/></text:p>
      <text:p text:style-name="P5">Mettre les Pseudo Code / Les 2 techniques utilisées<text:s/></text:p>
      <text:p text:style-name="P6">2 niveaux de Maths la dedans<text:s/></text:p>
      <text:p text:style-name="P7"/>
      <text:p text:style-name="Normal"><text:span text:style-name="T8">&lt;Sous-Titre</text:span><text:span text:style-name="T9"><text:s/></text:span></text:p>
      <text:p text:style-name="P10">Qu’est qu’un Sudoku ?<text:s/></text:p>
      <text:p text:style-name="P11">Sous-Titre&gt;</text:p>
      <text:p text:style-name="P12"/>
      <text:p text:style-name="Normal"><text:span text:style-name="T13">&lt;Text : Corps </text:span></text:p>
      <text:p text:style-name="P14">Un tableau de 9 par 9 dans lequel chaque ligne, chaque colonne et chaque carré contient tous les chiffres de 1 à 9. Les tableaux sont présents dans des journaux ou des livres avec des cases laissées vides ; il existe plusieurs niveaux de difficultés correspondant au <text:s/>temps nécessaire pour remplir la grille.<text:s/></text:p>
      <text:p text:style-name="P15">De manière générale, les grilles sont créées par des ordinateurs sur lesquelles des programmes spéciaux remplissent les grilles. Un problème de Sudoku bien posé a une unique solution</text:p>
      <text:p text:style-name="Normal"><text:span text:style-name="T16">Text&gt;</text:span></text:p>
      <text:p text:style-name="P17"/>
      <text:p text:style-name="Normal"><text:span text:style-name="T18">&lt;Sous-Titre</text:span><text:span text:style-name="T19"><text:s/></text:span></text:p>
      <text:p text:style-name="P20">Les Solveurs<text:s/></text:p>
      <text:p text:style-name="P21">Sous-Titre&gt;</text:p>
      <text:p text:style-name="Normal"><text:span text:style-name="T22">&lt;Sous-Titre</text:span><text:span text:style-name="T23"><text:s/></text:span></text:p>
      <text:p text:style-name="P24">Le niveau Basique<text:s/></text:p>
      <text:p text:style-name="P25">Sous-Titre&gt;</text:p>
      <text:p text:style-name="Normal"><text:span text:style-name="T26">&lt; Pseudo Code &gt;</text:span></text:p>
      <text:p text:style-name="P27"/>
      <text:p text:style-name="Normal"><text:span text:style-name="T28">&lt;Sous-Titre</text:span><text:span text:style-name="T29"><text:s/></text:span></text:p>
      <text:p text:style-name="P30">Le niveau Avancé<text:s/></text:p>
      <text:p text:style-name="P31">Sous-Titre&gt;</text:p>
      <text:p text:style-name="Normal"><text:span text:style-name="T32">&lt; Pseudo Code &gt;</text:span></text:p>
      <text:p text:style-name="P33"/>
      <text:p text:style-name="Normal"><text:span text:style-name="T34">&lt;Sous-Titre</text:span><text:span text:style-name="T35"><text:s/></text:span></text:p>
      <text:p text:style-name="P36">Le niveau Avancé 2<text:s/></text:p>
      <text:p text:style-name="P37">Sous-Titre&gt;</text:p>
      <text:p text:style-name="Normal"><text:span text:style-name="T38">&lt; Pseudo Code &gt;</text:span></text:p>
      <text:p text:style-name="P39"/>
      <text:p text:style-name="Normal"><text:span text:style-name="T40">&lt;Sous-Titre</text:span><text:span text:style-name="T41"><text:s/></text:span></text:p>
      <text:p text:style-name="P42">Mais où sont donc les Maths ?<text:s/></text:p>
      <text:p text:style-name="P43">Sous-Titre&gt;</text:p>
      <text:p text:style-name="Normal"><text:span text:style-name="T44">&lt;Text : Corps </text:span></text:p>
      <text:p text:style-name="P45">On distingue deux niveaux de mathématiques dans ces algorithmes, le premier permet de valider la véracité des solutions, le second est celui qui prédit le temps de convergence de l’algorithme.<text:s/></text:p>
      <text:p text:style-name="P46">On prouve en utilisant des méthodes de logique la véracité des solutions.<text:s/></text:p>
      <text:p text:style-name="P47">Pour décrire le temps de convergence des algorithmes on utilise des comparaisons asymptotiques on<text:s/>parle de « grand O de n », « polynomiaux » ou encore en « n².log(n) »… <text:s/></text:p>
      <text:p text:style-name="Normal"><text:span text:style-name="T48">Text&gt;</text:span></text:p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Sous-titre" style:display-name="Sous-titr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Cédric HUMBERT</dc:creator>
    <meta:creation-date>2009-04-16T11:32:00Z</meta:creation-date>
    <dc:date>2015-01-06T18:00:00Z</dc:date>
    <meta:template xlink:href="Normal" xlink:type="simple"/>
    <meta:editing-cycles>8</meta:editing-cycles>
    <meta:editing-duration>PT312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27" meta:character-count="1478" meta:row-count="10" meta:non-whitespace-character-count="1253"/>
  </office:meta>
</office:document-meta>
</file>